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style>
    <style:style style:name="P2" style:parent-style-name="Standard" style:family="paragraph">
      <style:paragraph-properties fo:text-align="center"/>
    </style:style>
    <style:style style:name="P3" style:parent-style-name="Standard" style:family="paragraph">
      <style:paragraph-properties fo:text-align="center"/>
    </style:style>
    <style:style style:name="T4" style:parent-style-name="DefaultParagraphFont" style:family="text">
      <style:text-properties style:text-position="super 66.6%"/>
    </style:style>
    <style:style style:name="T5" style:parent-style-name="DefaultParagraphFont" style:family="text">
      <style:text-properties style:text-position="super 66.6%"/>
    </style:style>
    <style:style style:name="T6" style:parent-style-name="DefaultParagraphFont" style:family="text">
      <style:text-properties style:text-position="super 66.6%"/>
    </style:style>
    <style:style style:name="T7" style:parent-style-name="DefaultParagraphFont" style:family="text">
      <style:text-properties style:text-position="super 66.6%"/>
    </style:style>
    <style:style style:name="T8" style:parent-style-name="DefaultParagraphFont" style:family="text">
      <style:text-properties style:text-position="super 66.6%"/>
    </style:style>
    <style:style style:name="T9" style:parent-style-name="DefaultParagraphFont" style:family="text">
      <style:text-properties style:text-position="super 66.6%"/>
    </style:style>
    <style:style style:name="T10" style:parent-style-name="DefaultParagraphFont" style:family="text">
      <style:text-properties style:text-position="super 66.6%"/>
    </style:style>
    <style:style style:name="T11" style:parent-style-name="DefaultParagraphFont" style:family="text">
      <style:text-properties style:text-position="super 66.6%"/>
    </style:style>
    <style:style style:name="T12" style:parent-style-name="DefaultParagraphFont" style:family="text">
      <style:text-properties style:text-position="super 66.6%"/>
    </style:style>
    <style:style style:name="T13" style:parent-style-name="DefaultParagraphFont" style:family="text">
      <style:text-properties style:text-position="super 66.6%"/>
    </style:style>
    <style:style style:name="T14" style:parent-style-name="DefaultParagraphFont" style:family="text">
      <style:text-properties style:text-position="super 66.6%"/>
    </style:style>
    <style:style style:name="T15" style:parent-style-name="DefaultParagraphFont" style:family="text">
      <style:text-properties style:text-position="super 66.6%"/>
    </style:style>
    <style:style style:name="T16" style:parent-style-name="DefaultParagraphFont" style:family="text">
      <style:text-properties style:text-position="super 66.6%"/>
    </style:style>
    <style:style style:name="T17" style:parent-style-name="DefaultParagraphFont" style:family="text">
      <style:text-properties style:text-position="super 66.6%"/>
    </style:style>
  </office:automatic-styles>
  <office:body>
    <office:text text:use-soft-page-breaks="true">
      <text:p text:style-name="P1">Adam Stammer</text:p>
      <text:p text:style-name="P2">Meditation Log</text:p>
      <text:p text:style-name="P3">October #2</text:p>
      <text:p text:style-name="Standard">19<text:span text:style-name="T4">th</text:span><text:s/>– 5 min; music meditation, went by slow and was rather difficult</text:p>
      <text:p text:style-name="Standard">20<text:span text:style-name="T5">th</text:span><text:s/>– 5 min; sitting, <text:s/>didn’t feel very productive. I was kind of glad it was over but that’s probably part of why it was so unproductive. I’ve always had some trouble keeping self judgement out of it, but I’m still working on it</text:p>
      <text:p text:style-name="Standard">21<text:span text:style-name="T6">st</text:span><text:s/>- <text:s/>5 min; much better today. I felt really good for no good reason, and meditating just made it even better</text:p>
      <text:p text:style-name="Standard">22<text:span text:style-name="T7">nd</text:span><text:s/>– 5 min; nothing interesting today</text:p>
      <text:p text:style-name="Standard">23<text:span text:style-name="T8">rd</text:span><text:s/>– 5 min; standing, I don’t really like standing meditation but I figured it would be a good idea to give it another try. I don’t regret it, but I still don’t really find it that productive</text:p>
      <text:p text:style-name="Standard">24<text:span text:style-name="T9">th</text:span><text:s/>– 5 min; walking, I’ve only tried walking meditation on my own once before this, and I don’t think I’ll do it again. I<text:s/>don’t even like walking.</text:p>
      <text:p text:style-name="Standard">25<text:span text:style-name="T10">th</text:span><text:s/>– 5 min; music, I’m going to try some more genres of music and see what difference it makes. Today was pretty standard</text:p>
      <text:p text:style-name="Standard">26<text:span text:style-name="T11">th</text:span><text:s/>– 5 min; music, heavy rock. I found this a little too distracting. At one point I was able to look past the music and just hear sound which worked well, but it was tough</text:p>
      <text:p text:style-name="Standard">27<text:span text:style-name="T12">th</text:span><text:s/>– 10 min; music, rock ballads, these are some of my more common choices so it was no surprise it today was uninteresting but productive</text:p>
      <text:p text:style-name="Standard">28<text:span text:style-name="T13">th</text:span><text:s/>– 5 min; music, edm, I figured this would<text:s/>just be a bad idea, but it was really easy to look past the music and just hear sound. I’ll definitely try this again</text:p>
      <text:p text:style-name="Standard">29<text:span text:style-name="T14">th</text:span><text:s/>– 5 min; music, exciting classical, this was just plain distracting. I couldn’t focus on the sound or the music. It was fun to listen<text:s/>to, but not in a meditational sense</text:p>
      <text:p text:style-name="Standard">30<text:span text:style-name="T15">th</text:span><text:s/>– 5 min; sitting, figured I’d take a break from the music, it was kind of odd without it, but not bad</text:p>
      <text:p text:style-name="Standard">31<text:span text:style-name="T16">st</text:span><text:s/>– 5 min; sitting, really hard to focus today, but pretty good at getting back. I’d say it was quite productive</text:p>
      <text:p text:style-name="Standard">1<text:span text:style-name="T17">st</text:span><text:s/>– 5 min; sitting, nothing to note today, pretty standard sit</text:p>
      <text:p text:style-name="Standard"/>
      <text:p text:style-name="Standard">Buddha’s Little Instruction Book – Jack Kornfield – Sitting Meditation</text:p>
      <text:p text:style-name="Standard"/>
      <text:p text:style-name="Standard">This one sure felt pointless before I started, but I haven’t really read much on the basics of meditation so I figured another perspective would be a good idea. It was pretty much what I expected, just a standard sitting meditation meant to calm you. It was nice hearing this put into words from someone else. It was in the context of hearing it while meditating, but reading it as more preparationally instructional was something else.<text:s/></text:p>
      <text:p text:style-name="Standard"/>
      <text:p text:style-name="Standard">Two things really stood out to me while reading this. First of all, people see meditation very differently. The way one person describes it can be totally different than how another person does. In many ways this makes me wish I had read more of the basics when I started and especially read more from other people. Even now, I’ve read a lot of Jack Kornfield’s stuff, just because I like most of his stuff that I have read, but I would probably benefit by reading more from others.</text:p>
      <text:p text:style-name="Standard">I also think this reading was a fine example of how meditation can be whatever you want it to be. It doesn’t have to be spiritual or religious as so many people think. Meditation has never been spiritual for me, and I’m not religious. Nonetheless it is very helpful. I look at it more akin to exercising. It’s one aspect of maintaining a healthy mind, and for me that’s enough.<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Stammer, Adam R</dc:creator>
    <meta:creation-date>2018-11-28T17:26:00Z</meta:creation-date>
    <dc:date>2018-11-30T02:59:00Z</dc:date>
    <meta:template xlink:href="Normal.dotm" xlink:type="simple"/>
    <meta:editing-cycles>2</meta:editing-cycles>
    <meta:editing-duration>PT900S</meta:editing-duration>
    <meta:document-statistic meta:page-count="1" meta:paragraph-count="6" meta:word-count="489" meta:character-count="3272" meta:row-count="23" meta:non-whitespace-character-count="2789"/>
  </office:meta>
</office:document-meta>
</file>